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1008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ce29"/>
        <table:table-column table:style-name="co5" table:number-columns-repeated="1536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5" table:default-cell-style-name="ce14"/>
        <table:table-column table:style-name="co4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009"/>
          <table:table-cell table:style-name="ce29" table:number-columns-repeated="1536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/>
          <table:table-cell table:style-name="ce32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0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14" table:number-columns-repeated="1009"/>
          <table:table-cell table:number-columns-repeated="1536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/>
          <table:table-cell table:style-name="ce32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5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14" table:number-columns-repeated="4"/>
          <table:table-cell table:number-columns-repeated="1005"/>
          <table:table-cell table:style-name="ce29" table:number-columns-repeated="15365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984" table:default-cell-style-name="ce1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style-name="ce23" table:formula="of:=[.Y3]/1.3" office:value-type="float" office:value="0.00184229657469037" calcext:value-type="float">
            <text:p>0.00184229657469037</text:p>
          </table:table-cell>
          <table:table-cell table:style-name="ce23" table:formula="of:=[.Z3]/1.3" office:value-type="float" office:value="0.00141715121130029" calcext:value-type="float">
            <text:p>0.00141715121130029</text:p>
          </table:table-cell>
          <table:table-cell table:style-name="ce23" table:formula="of:=[.AA3]/1.3" office:value-type="float" office:value="0.00109011631638484" calcext:value-type="float">
            <text:p>0.00109011631638484</text:p>
          </table:table-cell>
          <table:table-cell table:style-name="ce23" table:formula="of:=[.AB3]/1.3" office:value-type="float" office:value="0.00083855101260372" calcext:value-type="float">
            <text:p>0.00083855101260372</text:p>
          </table:table-cell>
          <table:table-cell table:style-name="ce23" table:formula="of:=[.AC3]/1.3" office:value-type="float" office:value="0.0006450392404644" calcext:value-type="float">
            <text:p>0.0006450392404644</text:p>
          </table:table-cell>
          <table:table-cell table:style-name="ce23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3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number-columns-repeated="2" table:style-name="ce27" office:value-type="string" calcext:value-type="string">
            <text:p>tC</text:p>
          </table:table-cell>
          <table:table-cell table:style-name="ce27" office:value-type="string" calcext:value-type="string">
            <text:p>RESP</text:p>
          </table:table-cell>
          <table:table-cell table:style-name="ce27" office:value-type="string" calcext:value-type="string">
            <text:p>FERM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0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34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34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1:04:26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8-11T12:13:49.792000000</dc:date>
    <meta:editing-cycles>157</meta:editing-cycles>
    <meta:editing-duration>PT4H9M38S</meta:editing-duration>
    <meta:document-statistic meta:table-count="9" meta:cell-count="513" meta:object-count="0"/>
  </office:meta>
</office:document-meta>
</file>